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]=[.B3];[.B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]=[.B4];[.B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]=[.B5];[.B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]=[.B6];[.B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]=[.B7];[.B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]=[.B8];[.B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]=[.B9];[.B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]=[.B10];[.B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]=[.B11];[.B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]=[.B12];[.B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]=[.B13];[.B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]=[.B14];[.B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]=[.B15];[.B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]=[.B16];[.B15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]=[.B17];[.B16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]=[.B18];[.B17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]=[.B19];[.B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]=[.B20];[.B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]=[.B21];[.B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1]=[.B22];[.B21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2]=[.B23];[.B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3]=[.B24];[.B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4]=[.B25];[.B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5]=[.B26];[.B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6]=[.B27];[.B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7]=[.B28];[.B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8]=[.B29];[.B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9]=[.B30];[.B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0]=[.B31];[.B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1]=[.B32];[.B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2]=[.B33];[.B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3]=[.B34];[.B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4]=[.B35];[.B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5]=[.B36];[.B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6]=[.B37];[.B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7]=[.B38];[.B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8]=[.B39];[.B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9]=[.B40];[.B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0]=[.B41];[.B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1]=[.B42];[.B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2]=[.B43];[.B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3]=[.B44];[.B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4]=[.B45];[.B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5]=[.B46];[.B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6]=[.B47];[.B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7]=[.B48];[.B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8]=[.B49];[.B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9]=[.B50];[.B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0]=[.B51];[.B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1]=[.B52];[.B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2]=[.B53];[.B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3]=[.B54];[.B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4]=[.B55];[.B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5]=[.B56];[.B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6]=[.B57];[.B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7]=[.B58];[.B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8]=[.B59];[.B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9]=[.B60];[.B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0]=[.B61];[.B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1]=[.B62];[.B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2]=[.B63];[.B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3]=[.B64];[.B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4]=[.B65];[.B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5]=[.B66];[.B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6]=[.B67];[.B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7]=[.B68];[.B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8]=[.B69];[.B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9]=[.B70];[.B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0]=[.B71];[.B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1]=[.B72];[.B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2]=[.B73];[.B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3]=[.B74];[.B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4]=[.B75];[.B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5]=[.B76];[.B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6]=[.B77];[.B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7]=[.B78];[.B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8]=[.B79];[.B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9]=[.B80];[.B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0]=[.B81];[.B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1]=[.B82];[.B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2]=[.B83];[.B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3]=[.B84];[.B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4]=[.B85];[.B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5]=[.B86];[.B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6]=[.B87];[.B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7]=[.B88];[.B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8]=[.B89];[.B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9]=[.B90];[.B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0]=[.B91];[.B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1]=[.B92];[.B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2]=[.B93];[.B92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3]=[.B94];[.B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4]=[.B95];[.B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95]=[.B96];[.B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6]=[.B97];[.B96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7]=[.B98];[.B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8]=[.B99];[.B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9]=[.B100];[.B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0]=[.B101];[.B1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1]=[.B102];[.B1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2]=[.B103];[.B1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3]=[.B104];[.B1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4]=[.B105];[.B1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5]=[.B106];[.B1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6]=[.B107];[.B1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7]=[.B108];[.B1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8]=[.B109];[.B1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9]=[.B110];[.B1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0]=[.B111];[.B1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1]=[.B112];[.B1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2]=[.B113];[.B1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3]=[.B114];[.B1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4]=[.B115];[.B1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5]=[.B116];[.B1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6]=[.B117];[.B1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7]=[.B118];[.B1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8]=[.B119];[.B1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9]=[.B120];[.B1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0]=[.B121];[.B1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1]=[.B122];[.B1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2]=[.B123];[.B1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3]=[.B124];[.B1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4]=[.B125];[.B1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5]=[.B126];[.B1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6]=[.B127];[.B1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7]=[.B128];[.B1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8]=[.B129];[.B1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9]=[.B130];[.B1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0]=[.B131];[.B1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1]=[.B132];[.B1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2]=[.B133];[.B1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3]=[.B134];[.B1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4]=[.B135];[.B1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5]=[.B136];[.B135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6]=[.B137];[.B1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7]=[.B138];[.B1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8]=[.B139];[.B138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9]=[.B140];[.B1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0]=[.B141];[.B1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1]=[.B142];[.B141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2]=[.B143];[.B1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3]=[.B144];[.B1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4]=[.B145];[.B14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5]=[.B146];[.B1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6]=[.B147];[.B1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7]=[.B148];[.B1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8]=[.B149];[.B148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9]=[.B150];[.B1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0]=[.B151];[.B1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1]=[.B152];[.B1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2]=[.B153];[.B1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3]=[.B154];[.B1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4]=[.B155];[.B1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5]=[.B156];[.B1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6]=[.B157];[.B1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7]=[.B158];[.B1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8]=[.B159];[.B1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9]=[.B160];[.B1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0]=[.B161];[.B1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1]=[.B162];[.B1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2]=[.B163];[.B1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3]=[.B164];[.B1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4]=[.B165];[.B1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5]=[.B166];[.B1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6]=[.B167];[.B1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7]=[.B168];[.B167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8]=[.B169];[.B1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9]=[.B170];[.B1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0]=[.B171];[.B1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1]=[.B172];[.B1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2]=[.B173];[.B1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3]=[.B174];[.B1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4]=[.B175];[.B1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5]=[.B176];[.B1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6]=[.B177];[.B1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7]=[.B178];[.B1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8]=[.B179];[.B1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9]=[.B180];[.B1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0]=[.B181];[.B1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1]=[.B182];[.B1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2]=[.B183];[.B1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3]=[.B184];[.B1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4]=[.B185];[.B1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5]=[.B186];[.B1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6]=[.B187];[.B186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7]=[.B188];[.B1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8]=[.B189];[.B1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9]=[.B190];[.B1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0]=[.B191];[.B1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1]=[.B192];[.B1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2]=[.B193];[.B1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3]=[.B194];[.B1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4]=[.B195];[.B1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5]=[.B196];[.B1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6]=[.B197];[.B196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7]=[.B198];[.B197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8]=[.B199];[.B1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9]=[.B200];[.B1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0]=[.B201];[.B2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1]=[.B202];[.B201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2]=[.B203];[.B2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3]=[.B204];[.B2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4]=[.B205];[.B2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5]=[.B206];[.B2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6]=[.B207];[.B2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7]=[.B208];[.B2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08]=[.B209];[.B2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9]=[.B210];[.B209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10]=[.B211];[.B2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11]=[.B212];[.B211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12]=[.B213];[.B2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13]=[.B214];[.B2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14]=[.B215];[.B2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15]=[.B216];[.B2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16]=[.B217];[.B216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17]=[.B218];[.B2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18]=[.B219];[.B2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19]=[.B220];[.B2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20]=[.B221];[.B2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21]=[.B222];[.B2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22]=[.B223];[.B2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23]=[.B224];[.B2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24]=[.B225];[.B2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25]=[.B226];[.B2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26]=[.B227];[.B226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27]=[.B228];[.B2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28]=[.B229];[.B2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29]=[.B230];[.B2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30]=[.B231];[.B2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31]=[.B232];[.B2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32]=[.B233];[.B232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33]=[.B234];[.B2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34]=[.B235];[.B2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35]=[.B236];[.B235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36]=[.B237];[.B236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37]=[.B238];[.B2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38]=[.B239];[.B2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39]=[.B240];[.B2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40]=[.B241];[.B240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41]=[.B242];[.B2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42]=[.B243];[.B242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43]=[.B244];[.B2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44]=[.B245];[.B2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45]=[.B246];[.B2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46]=[.B247];[.B2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47]=[.B248];[.B2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48]=[.B249];[.B2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49]=[.B250];[.B2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50]=[.B251];[.B2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51]=[.B252];[.B2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52]=[.B253];[.B2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53]=[.B254];[.B2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54]=[.B255];[.B2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55]=[.B256];[.B2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56]=[.B257];[.B2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57]=[.B258];[.B2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58]=[.B259];[.B2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59]=[.B260];[.B2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60]=[.B261];[.B2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61]=[.B262];[.B2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62]=[.B263];[.B2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63]=[.B264];[.B2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64]=[.B265];[.B2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65]=[.B266];[.B2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66]=[.B267];[.B2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67]=[.B268];[.B2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68]=[.B269];[.B2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69]=[.B270];[.B2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70]=[.B271];[.B2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71]=[.B272];[.B2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72]=[.B273];[.B272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73]=[.B274];[.B2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74]=[.B275];[.B274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75]=[.B276];[.B2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76]=[.B277];[.B2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77]=[.B278];[.B2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78]=[.B279];[.B2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79]=[.B280];[.B2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80]=[.B281];[.B280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81]=[.B282];[.B2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82]=[.B283];[.B2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83]=[.B284];[.B2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84]=[.B285];[.B2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85]=[.B286];[.B2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86]=[.B287];[.B2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87]=[.B288];[.B2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88]=[.B289];[.B2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89]=[.B290];[.B2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90]=[.B291];[.B290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91]=[.B292];[.B2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92]=[.B293];[.B2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93]=[.B294];[.B2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94]=[.B295];[.B2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95]=[.B296];[.B295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96]=[.B297];[.B2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97]=[.B298];[.B2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98]=[.B299];[.B2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99]=[.B300];[.B2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00]=[.B301];[.B3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01]=[.B302];[.B3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02]=[.B303];[.B3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03]=[.B304];[.B3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04]=[.B305];[.B3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05]=[.B306];[.B3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06]=[.B307];[.B3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07]=[.B308];[.B3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08]=[.B309];[.B3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09]=[.B310];[.B3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10]=[.B311];[.B3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11]=[.B312];[.B3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12]=[.B313];[.B3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13]=[.B314];[.B3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14]=[.B315];[.B3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15]=[.B316];[.B3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16]=[.B317];[.B316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17]=[.B318];[.B3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18]=[.B319];[.B3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19]=[.B320];[.B3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20]=[.B321];[.B3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21]=[.B322];[.B3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22]=[.B323];[.B3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23]=[.B324];[.B3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24]=[.B325];[.B3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25]=[.B326];[.B3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26]=[.B327];[.B3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27]=[.B328];[.B3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28]=[.B329];[.B3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29]=[.B330];[.B3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30]=[.B331];[.B3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31]=[.B332];[.B3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32]=[.B333];[.B3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33]=[.B334];[.B3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34]=[.B335];[.B3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35]=[.B336];[.B3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36]=[.B337];[.B3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37]=[.B338];[.B337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38]=[.B339];[.B3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39]=[.B340];[.B3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40]=[.B341];[.B3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41]=[.B342];[.B3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42]=[.B343];[.B342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43]=[.B344];[.B3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44]=[.B345];[.B3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45]=[.B346];[.B345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46]=[.B347];[.B3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47]=[.B348];[.B3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48]=[.B349];[.B3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49]=[.B350];[.B3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50]=[.B351];[.B3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51]=[.B352];[.B3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52]=[.B353];[.B3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53]=[.B354];[.B3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54]=[.B355];[.B3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55]=[.B356];[.B3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56]=[.B357];[.B3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57]=[.B358];[.B3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58]=[.B359];[.B3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59]=[.B360];[.B3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60]=[.B361];[.B360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61]=[.B362];[.B3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62]=[.B363];[.B3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63]=[.B364];[.B363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64]=[.B365];[.B3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65]=[.B366];[.B365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66]=[.B367];[.B3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67]=[.B368];[.B3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68]=[.B369];[.B3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69]=[.B370];[.B3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70]=[.B371];[.B3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71]=[.B372];[.B3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72]=[.B373];[.B3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73]=[.B374];[.B3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74]=[.B375];[.B3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75]=[.B376];[.B3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76]=[.B377];[.B3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77]=[.B378];[.B3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78]=[.B379];[.B3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79]=[.B380];[.B3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80]=[.B381];[.B3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81]=[.B382];[.B3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82]=[.B383];[.B3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83]=[.B384];[.B3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84]=[.B385];[.B3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85]=[.B386];[.B385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86]=[.B387];[.B3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87]=[.B388];[.B3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88]=[.B389];[.B3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89]=[.B390];[.B3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90]=[.B391];[.B3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91]=[.B392];[.B3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92]=[.B393];[.B392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93]=[.B394];[.B393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94]=[.B395];[.B394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95]=[.B396];[.B3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96]=[.B397];[.B3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97]=[.B398];[.B3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98]=[.B399];[.B3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99]=[.B400];[.B3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00]=[.B401];[.B4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01]=[.B402];[.B4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02]=[.B403];[.B4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03]=[.B404];[.B4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04]=[.B405];[.B4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05]=[.B406];[.B4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06]=[.B407];[.B4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07]=[.B408];[.B4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08]=[.B409];[.B4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09]=[.B410];[.B4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10]=[.B411];[.B4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11]=[.B412];[.B4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12]=[.B413];[.B4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13]=[.B414];[.B4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14]=[.B415];[.B4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15]=[.B416];[.B415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16]=[.B417];[.B4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17]=[.B418];[.B4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18]=[.B419];[.B4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19]=[.B420];[.B419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20]=[.B421];[.B4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21]=[.B422];[.B4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22]=[.B423];[.B4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23]=[.B424];[.B4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24]=[.B425];[.B4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25]=[.B426];[.B4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26]=[.B427];[.B4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27]=[.B428];[.B4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28]=[.B429];[.B4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29]=[.B430];[.B4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30]=[.B431];[.B4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31]=[.B432];[.B4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32]=[.B433];[.B4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33]=[.B434];[.B4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34]=[.B435];[.B4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35]=[.B436];[.B4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36]=[.B437];[.B4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37]=[.B438];[.B4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38]=[.B439];[.B4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39]=[.B440];[.B4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0]=[.B441];[.B4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41]=[.B442];[.B4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2]=[.B443];[.B442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3]=[.B444];[.B4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44]=[.B445];[.B4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45]=[.B446];[.B4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6]=[.B447];[.B446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7]=[.B448];[.B447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8]=[.B449];[.B4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49]=[.B450];[.B4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50]=[.B451];[.B4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51]=[.B452];[.B4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52]=[.B453];[.B452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53]=[.B454];[.B4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54]=[.B455];[.B4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55]=[.B456];[.B4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56]=[.B457];[.B4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57]=[.B458];[.B4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58]=[.B459];[.B4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59]=[.B460];[.B4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60]=[.B461];[.B4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61]=[.B462];[.B4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62]=[.B463];[.B4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63]=[.B464];[.B463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64]=[.B465];[.B4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65]=[.B466];[.B4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66]=[.B467];[.B466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67]=[.B468];[.B4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68]=[.B469];[.B4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69]=[.B470];[.B4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70]=[.B471];[.B4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71]=[.B472];[.B4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72]=[.B473];[.B4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73]=[.B474];[.B4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74]=[.B475];[.B4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75]=[.B476];[.B475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76]=[.B477];[.B4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77]=[.B478];[.B4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78]=[.B479];[.B4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79]=[.B480];[.B4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80]=[.B481];[.B4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81]=[.B482];[.B4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82]=[.B483];[.B4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83]=[.B484];[.B4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84]=[.B485];[.B48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85]=[.B486];[.B4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86]=[.B487];[.B4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87]=[.B488];[.B4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88]=[.B489];[.B4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89]=[.B490];[.B4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90]=[.B491];[.B4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91]=[.B492];[.B4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92]=[.B493];[.B4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93]=[.B494];[.B4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94]=[.B495];[.B4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95]=[.B496];[.B4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96]=[.B497];[.B4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97]=[.B498];[.B497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98]=[.B499];[.B4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99]=[.B500];[.B4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00]=[.B501];[.B5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01]=[.B502];[.B5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02]=[.B503];[.B502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03]=[.B504];[.B5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04]=[.B505];[.B5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05]=[.B506];[.B5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06]=[.B507];[.B5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07]=[.B508];[.B5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08]=[.B509];[.B5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09]=[.B510];[.B5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10]=[.B511];[.B5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11]=[.B512];[.B511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12]=[.B513];[.B512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13]=[.B514];[.B5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14]=[.B515];[.B5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15]=[.B516];[.B5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16]=[.B517];[.B5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17]=[.B518];[.B5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18]=[.B519];[.B5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19]=[.B520];[.B5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20]=[.B521];[.B5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21]=[.B522];[.B5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22]=[.B523];[.B5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23]=[.B524];[.B5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24]=[.B525];[.B5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25]=[.B526];[.B5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26]=[.B527];[.B5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27]=[.B528];[.B5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28]=[.B529];[.B528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29]=[.B530];[.B5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30]=[.B531];[.B5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31]=[.B532];[.B5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32]=[.B533];[.B5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33]=[.B534];[.B5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34]=[.B535];[.B5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35]=[.B536];[.B5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36]=[.B537];[.B5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37]=[.B538];[.B5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38]=[.B539];[.B5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39]=[.B540];[.B5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40]=[.B541];[.B5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41]=[.B542];[.B5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42]=[.B543];[.B542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43]=[.B544];[.B5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44]=[.B545];[.B5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45]=[.B546];[.B5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46]=[.B547];[.B5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47]=[.B548];[.B5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48]=[.B549];[.B5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49]=[.B550];[.B549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50]=[.B551];[.B5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51]=[.B552];[.B5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52]=[.B553];[.B5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53]=[.B554];[.B5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54]=[.B555];[.B5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55]=[.B556];[.B5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56]=[.B557];[.B5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57]=[.B558];[.B5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58]=[.B559];[.B558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59]=[.B560];[.B5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60]=[.B561];[.B5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61]=[.B562];[.B5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62]=[.B563];[.B5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63]=[.B564];[.B5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64]=[.B565];[.B5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65]=[.B566];[.B5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66]=[.B567];[.B5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67]=[.B568];[.B5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68]=[.B569];[.B5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69]=[.B570];[.B5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70]=[.B571];[.B5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71]=[.B572];[.B5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72]=[.B573];[.B5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73]=[.B574];[.B5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74]=[.B575];[.B5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75]=[.B576];[.B57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76]=[.B577];[.B5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77]=[.B578];[.B5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78]=[.B579];[.B5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79]=[.B580];[.B5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80]=[.B581];[.B5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81]=[.B582];[.B5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82]=[.B583];[.B5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83]=[.B584];[.B5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84]=[.B585];[.B5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85]=[.B586];[.B5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86]=[.B587];[.B5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87]=[.B588];[.B5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88]=[.B589];[.B5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89]=[.B590];[.B5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90]=[.B591];[.B5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91]=[.B592];[.B5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92]=[.B593];[.B5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93]=[.B594];[.B5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94]=[.B595];[.B5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95]=[.B596];[.B5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96]=[.B597];[.B5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97]=[.B598];[.B5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98]=[.B599];[.B5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99]=[.B600];[.B5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00]=[.B601];[.B6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01]=[.B602];[.B6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02]=[.B603];[.B6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03]=[.B604];[.B6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04]=[.B605];[.B6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05]=[.B606];[.B6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06]=[.B607];[.B6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07]=[.B608];[.B6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08]=[.B609];[.B6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09]=[.B610];[.B6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10]=[.B611];[.B6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11]=[.B612];[.B6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12]=[.B613];[.B6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13]=[.B614];[.B6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14]=[.B615];[.B614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15]=[.B616];[.B6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16]=[.B617];[.B616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17]=[.B618];[.B6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18]=[.B619];[.B6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19]=[.B620];[.B6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20]=[.B621];[.B6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21]=[.B622];[.B6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22]=[.B623];[.B6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23]=[.B624];[.B6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24]=[.B625];[.B6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25]=[.B626];[.B6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26]=[.B627];[.B6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27]=[.B628];[.B627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28]=[.B629];[.B6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29]=[.B630];[.B6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30]=[.B631];[.B6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31]=[.B632];[.B631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32]=[.B633];[.B6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33]=[.B634];[.B6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34]=[.B635];[.B6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35]=[.B636];[.B635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36]=[.B637];[.B636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37]=[.B638];[.B637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38]=[.B639];[.B6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39]=[.B640];[.B6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40]=[.B641];[.B6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41]=[.B642];[.B6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42]=[.B643];[.B6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43]=[.B644];[.B643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44]=[.B645];[.B6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45]=[.B646];[.B64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46]=[.B647];[.B6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47]=[.B648];[.B6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48]=[.B649];[.B6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49]=[.B650];[.B6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50]=[.B651];[.B650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51]=[.B652];[.B6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52]=[.B653];[.B6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53]=[.B654];[.B6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54]=[.B655];[.B6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55]=[.B656];[.B6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56]=[.B657];[.B6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57]=[.B658];[.B6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58]=[.B659];[.B6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59]=[.B660];[.B6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60]=[.B661];[.B6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61]=[.B662];[.B6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62]=[.B663];[.B6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63]=[.B664];[.B663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64]=[.B665];[.B6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65]=[.B666];[.B6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66]=[.B667];[.B6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67]=[.B668];[.B6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68]=[.B669];[.B6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69]=[.B670];[.B6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70]=[.B671];[.B6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71]=[.B672];[.B671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72]=[.B673];[.B6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73]=[.B674];[.B6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74]=[.B675];[.B6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75]=[.B676];[.B6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76]=[.B677];[.B6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77]=[.B678];[.B6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78]=[.B679];[.B6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79]=[.B680];[.B6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80]=[.B681];[.B6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81]=[.B682];[.B681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82]=[.B683];[.B6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83]=[.B684];[.B6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84]=[.B685];[.B6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85]=[.B686];[.B6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86]=[.B687];[.B6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87]=[.B688];[.B6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88]=[.B689];[.B6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89]=[.B690];[.B6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90]=[.B691];[.B6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91]=[.B692];[.B6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92]=[.B693];[.B6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93]=[.B694];[.B6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94]=[.B695];[.B6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95]=[.B696];[.B6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96]=[.B697];[.B6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97]=[.B698];[.B6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98]=[.B699];[.B6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99]=[.B700];[.B6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00]=[.B701];[.B7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01]=[.B702];[.B7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02]=[.B703];[.B7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03]=[.B704];[.B7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04]=[.B705];[.B7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05]=[.B706];[.B7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06]=[.B707];[.B706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07]=[.B708];[.B7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08]=[.B709];[.B7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09]=[.B710];[.B7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10]=[.B711];[.B7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11]=[.B712];[.B711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12]=[.B713];[.B7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13]=[.B714];[.B7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14]=[.B715];[.B714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15]=[.B716];[.B7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16]=[.B717];[.B7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17]=[.B718];[.B7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18]=[.B719];[.B7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19]=[.B720];[.B7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20]=[.B721];[.B7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21]=[.B722];[.B7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22]=[.B723];[.B7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23]=[.B724];[.B7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24]=[.B725];[.B7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25]=[.B726];[.B7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26]=[.B727];[.B726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27]=[.B728];[.B7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28]=[.B729];[.B7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29]=[.B730];[.B7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30]=[.B731];[.B7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31]=[.B732];[.B7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32]=[.B733];[.B7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33]=[.B734];[.B7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34]=[.B735];[.B7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35]=[.B736];[.B7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36]=[.B737];[.B7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37]=[.B738];[.B7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38]=[.B739];[.B7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39]=[.B740];[.B7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40]=[.B741];[.B7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41]=[.B742];[.B7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42]=[.B743];[.B7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43]=[.B744];[.B7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44]=[.B745];[.B7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45]=[.B746];[.B7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46]=[.B747];[.B7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47]=[.B748];[.B7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48]=[.B749];[.B7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49]=[.B750];[.B7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50]=[.B751];[.B7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51]=[.B752];[.B7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52]=[.B753];[.B7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53]=[.B754];[.B7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54]=[.B755];[.B7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55]=[.B756];[.B7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56]=[.B757];[.B756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57]=[.B758];[.B7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58]=[.B759];[.B7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59]=[.B760];[.B7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60]=[.B761];[.B7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61]=[.B762];[.B7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62]=[.B763];[.B7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63]=[.B764];[.B7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64]=[.B765];[.B7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65]=[.B766];[.B7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66]=[.B767];[.B7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67]=[.B768];[.B767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68]=[.B769];[.B7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69]=[.B770];[.B7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70]=[.B771];[.B7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71]=[.B772];[.B7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72]=[.B773];[.B7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73]=[.B774];[.B7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74]=[.B775];[.B7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75]=[.B776];[.B7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76]=[.B777];[.B7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77]=[.B778];[.B7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78]=[.B779];[.B7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79]=[.B780];[.B7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80]=[.B781];[.B7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81]=[.B782];[.B7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82]=[.B783];[.B7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83]=[.B784];[.B7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84]=[.B785];[.B7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85]=[.B786];[.B7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86]=[.B787];[.B7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87]=[.B788];[.B7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88]=[.B789];[.B7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89]=[.B790];[.B789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90]=[.B791];[.B7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91]=[.B792];[.B7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92]=[.B793];[.B7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93]=[.B794];[.B7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94]=[.B795];[.B7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95]=[.B796];[.B7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96]=[.B797];[.B7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97]=[.B798];[.B7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98]=[.B799];[.B7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99]=[.B800];[.B799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00]=[.B801];[.B8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01]=[.B802];[.B8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02]=[.B803];[.B8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03]=[.B804];[.B803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04]=[.B805];[.B8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05]=[.B806];[.B8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06]=[.B807];[.B8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07]=[.B808];[.B8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08]=[.B809];[.B8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09]=[.B810];[.B809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10]=[.B811];[.B8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11]=[.B812];[.B8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12]=[.B813];[.B8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13]=[.B814];[.B8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14]=[.B815];[.B8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15]=[.B816];[.B8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16]=[.B817];[.B8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17]=[.B818];[.B8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18]=[.B819];[.B8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19]=[.B820];[.B819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20]=[.B821];[.B8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21]=[.B822];[.B8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22]=[.B823];[.B8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23]=[.B824];[.B823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24]=[.B825];[.B8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25]=[.B826];[.B8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26]=[.B827];[.B8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27]=[.B828];[.B8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28]=[.B829];[.B8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29]=[.B830];[.B829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30]=[.B831];[.B8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31]=[.B832];[.B8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32]=[.B833];[.B8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33]=[.B834];[.B8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34]=[.B835];[.B8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35]=[.B836];[.B8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36]=[.B837];[.B8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37]=[.B838];[.B837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38]=[.B839];[.B8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39]=[.B840];[.B8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40]=[.B841];[.B8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41]=[.B842];[.B8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42]=[.B843];[.B8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43]=[.B844];[.B8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44]=[.B845];[.B8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45]=[.B846];[.B8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46]=[.B847];[.B8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47]=[.B848];[.B8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48]=[.B849];[.B8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49]=[.B850];[.B8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50]=[.B851];[.B8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51]=[.B852];[.B8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52]=[.B853];[.B8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53]=[.B854];[.B8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54]=[.B855];[.B8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55]=[.B856];[.B8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56]=[.B857];[.B8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57]=[.B858];[.B8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58]=[.B859];[.B8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59]=[.B860];[.B8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60]=[.B861];[.B8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61]=[.B862];[.B8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62]=[.B863];[.B8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63]=[.B864];[.B8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64]=[.B865];[.B8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65]=[.B866];[.B8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66]=[.B867];[.B8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67]=[.B868];[.B8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68]=[.B869];[.B8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69]=[.B870];[.B8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70]=[.B871];[.B8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71]=[.B872];[.B8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72]=[.B873];[.B8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73]=[.B874];[.B8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74]=[.B875];[.B8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75]=[.B876];[.B875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76]=[.B877];[.B8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77]=[.B878];[.B8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78]=[.B879];[.B8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79]=[.B880];[.B8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80]=[.B881];[.B8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81]=[.B882];[.B8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82]=[.B883];[.B8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83]=[.B884];[.B8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84]=[.B885];[.B8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85]=[.B886];[.B8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86]=[.B887];[.B8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87]=[.B888];[.B8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88]=[.B889];[.B8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89]=[.B890];[.B8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90]=[.B891];[.B8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91]=[.B892];[.B891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92]=[.B893];[.B8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93]=[.B894];[.B893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94]=[.B895];[.B8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95]=[.B896];[.B8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96]=[.B897];[.B8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97]=[.B898];[.B8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98]=[.B899];[.B8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99]=[.B900];[.B8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00]=[.B901];[.B9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01]=[.B902];[.B9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02]=[.B903];[.B9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03]=[.B904];[.B9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04]=[.B905];[.B9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05]=[.B906];[.B9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06]=[.B907];[.B9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07]=[.B908];[.B9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08]=[.B909];[.B9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909]=[.B910];[.B9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10]=[.B911];[.B9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11]=[.B912];[.B9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12]=[.B913];[.B9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13]=[.B914];[.B913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14]=[.B915];[.B9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15]=[.B916];[.B9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16]=[.B917];[.B9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17]=[.B918];[.B9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18]=[.B919];[.B918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19]=[.B920];[.B9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20]=[.B921];[.B9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21]=[.B922];[.B9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22]=[.B923];[.B922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23]=[.B924];[.B923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24]=[.B925];[.B9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25]=[.B926];[.B9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26]=[.B927];[.B9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27]=[.B928];[.B9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28]=[.B929];[.B9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29]=[.B930];[.B929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30]=[.B931];[.B9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31]=[.B932];[.B9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32]=[.B933];[.B9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33]=[.B934];[.B9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34]=[.B935];[.B9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35]=[.B936];[.B9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36]=[.B937];[.B9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37]=[.B938];[.B9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38]=[.B939];[.B9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39]=[.B940];[.B9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40]=[.B941];[.B9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41]=[.B942];[.B9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42]=[.B943];[.B9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43]=[.B944];[.B9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44]=[.B945];[.B9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45]=[.B946];[.B9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46]=[.B947];[.B9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47]=[.B948];[.B9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48]=[.B949];[.B948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49]=[.B950];[.B949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50]=[.B951];[.B9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51]=[.B952];[.B9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52]=[.B953];[.B9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53]=[.B954];[.B9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54]=[.B955];[.B95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55]=[.B956];[.B9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56]=[.B957];[.B9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57]=[.B958];[.B9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58]=[.B959];[.B9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59]=[.B960];[.B9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60]=[.B961];[.B9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61]=[.B962];[.B9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62]=[.B963];[.B9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63]=[.B964];[.B9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64]=[.B965];[.B9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65]=[.B966];[.B9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66]=[.B967];[.B9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67]=[.B968];[.B9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68]=[.B969];[.B968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69]=[.B970];[.B9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70]=[.B971];[.B9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71]=[.B972];[.B9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72]=[.B973];[.B9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73]=[.B974];[.B9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74]=[.B975];[.B9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75]=[.B976];[.B9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76]=[.B977];[.B9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77]=[.B978];[.B977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78]=[.B979];[.B978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79]=[.B980];[.B9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80]=[.B981];[.B9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81]=[.B982];[.B9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82]=[.B983];[.B9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83]=[.B984];[.B9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84]=[.B985];[.B9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85]=[.B986];[.B9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86]=[.B987];[.B9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87]=[.B988];[.B9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88]=[.B989];[.B9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89]=[.B990];[.B9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90]=[.B991];[.B9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991]=[.B992];[.B9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92]=[.B993];[.B9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93]=[.B994];[.B9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94]=[.B995];[.B9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995]=[.B996];[.B9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96]=[.B997];[.B996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97]=[.B998];[.B9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98]=[.B999];[.B998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99]=[.B1000];[.B9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00]=[.B1001];[.B10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01]=[.B1002];[.B10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02]=[.B1003];[.B10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03]=[.B1004];[.B10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04]=[.B1005];[.B10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05]=[.B1006];[.B10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06]=[.B1007];[.B10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07]=[.B1008];[.B10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08]=[.B1009];[.B10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09]=[.B1010];[.B10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10]=[.B1011];[.B10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11]=[.B1012];[.B10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12]=[.B1013];[.B1012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13]=[.B1014];[.B10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14]=[.B1015];[.B1014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15]=[.B1016];[.B10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16]=[.B1017];[.B10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17]=[.B1018];[.B10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18]=[.B1019];[.B10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19]=[.B1020];[.B10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20]=[.B1021];[.B10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021]=[.B1022];[.B10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22]=[.B1023];[.B10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23]=[.B1024];[.B10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24]=[.B1025];[.B10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25]=[.B1026];[.B1025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26]=[.B1027];[.B10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27]=[.B1028];[.B10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28]=[.B1029];[.B10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29]=[.B1030];[.B10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30]=[.B1031];[.B10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31]=[.B1032];[.B10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32]=[.B1033];[.B10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33]=[.B1034];[.B10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34]=[.B1035];[.B10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35]=[.B1036];[.B10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36]=[.B1037];[.B10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37]=[.B1038];[.B10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38]=[.B1039];[.B10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039]=[.B1040];[.B10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40]=[.B1041];[.B10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41]=[.B1042];[.B10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42]=[.B1043];[.B10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43]=[.B1044];[.B10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44]=[.B1045];[.B10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045]=[.B1046];[.B10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46]=[.B1047];[.B10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47]=[.B1048];[.B10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48]=[.B1049];[.B10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049]=[.B1050];[.B10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50]=[.B1051];[.B1050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51]=[.B1052];[.B10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052]=[.B1053];[.B10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53]=[.B1054];[.B10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54]=[.B1055];[.B10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55]=[.B1056];[.B10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56]=[.B1057];[.B1056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57]=[.B1058];[.B10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58]=[.B1059];[.B10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59]=[.B1060];[.B1059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60]=[.B1061];[.B10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61]=[.B1062];[.B10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62]=[.B1063];[.B10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63]=[.B1064];[.B10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64]=[.B1065];[.B1064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65]=[.B1066];[.B10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66]=[.B1067];[.B10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67]=[.B1068];[.B10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68]=[.B1069];[.B10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69]=[.B1070];[.B10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70]=[.B1071];[.B10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71]=[.B1072];[.B10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72]=[.B1073];[.B10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73]=[.B1074];[.B10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74]=[.B1075];[.B10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75]=[.B1076];[.B10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76]=[.B1077];[.B10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77]=[.B1078];[.B10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78]=[.B1079];[.B10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79]=[.B1080];[.B10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80]=[.B1081];[.B10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81]=[.B1082];[.B10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82]=[.B1083];[.B10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83]=[.B1084];[.B10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84]=[.B1085];[.B10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85]=[.B1086];[.B10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86]=[.B1087];[.B10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87]=[.B1088];[.B10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88]=[.B1089];[.B10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089]=[.B1090];[.B10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90]=[.B1091];[.B10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91]=[.B1092];[.B10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92]=[.B1093];[.B10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93]=[.B1094];[.B10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94]=[.B1095];[.B1094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95]=[.B1096];[.B10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96]=[.B1097];[.B10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97]=[.B1098];[.B10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98]=[.B1099];[.B10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99]=[.B1100];[.B10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00]=[.B1101];[.B11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01]=[.B1102];[.B1101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02]=[.B1103];[.B11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03]=[.B1104];[.B11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04]=[.B1105];[.B11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05]=[.B1106];[.B11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06]=[.B1107];[.B11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07]=[.B1108];[.B11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08]=[.B1109];[.B11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09]=[.B1110];[.B11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10]=[.B1111];[.B11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11]=[.B1112];[.B11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12]=[.B1113];[.B11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13]=[.B1114];[.B11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14]=[.B1115];[.B11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15]=[.B1116];[.B11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16]=[.B1117];[.B11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17]=[.B1118];[.B11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18]=[.B1119];[.B11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19]=[.B1120];[.B11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20]=[.B1121];[.B11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21]=[.B1122];[.B11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22]=[.B1123];[.B11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23]=[.B1124];[.B11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24]=[.B1125];[.B11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25]=[.B1126];[.B11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26]=[.B1127];[.B11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27]=[.B1128];[.B11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28]=[.B1129];[.B11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29]=[.B1130];[.B11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30]=[.B1131];[.B11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31]=[.B1132];[.B11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32]=[.B1133];[.B11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33]=[.B1134];[.B1133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34]=[.B1135];[.B11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35]=[.B1136];[.B11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36]=[.B1137];[.B11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37]=[.B1138];[.B11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38]=[.B1139];[.B11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39]=[.B1140];[.B11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40]=[.B1141];[.B11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41]=[.B1142];[.B11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42]=[.B1143];[.B11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43]=[.B1144];[.B11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44]=[.B1145];[.B11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45]=[.B1146];[.B11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46]=[.B1147];[.B11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47]=[.B1148];[.B1147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48]=[.B1149];[.B11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49]=[.B1150];[.B11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50]=[.B1151];[.B11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51]=[.B1152];[.B11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52]=[.B1153];[.B11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53]=[.B1154];[.B11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54]=[.B1155];[.B11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55]=[.B1156];[.B11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56]=[.B1157];[.B11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57]=[.B1158];[.B11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58]=[.B1159];[.B11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59]=[.B1160];[.B11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60]=[.B1161];[.B11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61]=[.B1162];[.B11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62]=[.B1163];[.B11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63]=[.B1164];[.B11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64]=[.B1165];[.B1164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65]=[.B1166];[.B11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66]=[.B1167];[.B11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67]=[.B1168];[.B11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68]=[.B1169];[.B11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69]=[.B1170];[.B11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70]=[.B1171];[.B11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71]=[.B1172];[.B11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72]=[.B1173];[.B11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73]=[.B1174];[.B11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74]=[.B1175];[.B11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75]=[.B1176];[.B11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76]=[.B1177];[.B11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77]=[.B1178];[.B11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78]=[.B1179];[.B11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79]=[.B1180];[.B11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80]=[.B1181];[.B11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81]=[.B1182];[.B11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82]=[.B1183];[.B11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83]=[.B1184];[.B11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84]=[.B1185];[.B11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85]=[.B1186];[.B11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86]=[.B1187];[.B11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87]=[.B1188];[.B11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88]=[.B1189];[.B11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89]=[.B1190];[.B11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90]=[.B1191];[.B11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91]=[.B1192];[.B11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92]=[.B1193];[.B11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93]=[.B1194];[.B11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94]=[.B1195];[.B11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95]=[.B1196];[.B11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96]=[.B1197];[.B11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97]=[.B1198];[.B11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98]=[.B1199];[.B1198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99]=[.B1200];[.B11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00]=[.B1201];[.B12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01]=[.B1202];[.B12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02]=[.B1203];[.B12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03]=[.B1204];[.B12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04]=[.B1205];[.B12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05]=[.B1206];[.B12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06]=[.B1207];[.B12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07]=[.B1208];[.B12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08]=[.B1209];[.B12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09]=[.B1210];[.B12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10]=[.B1211];[.B12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11]=[.B1212];[.B12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12]=[.B1213];[.B12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13]=[.B1214];[.B12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14]=[.B1215];[.B12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15]=[.B1216];[.B1215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16]=[.B1217];[.B1216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17]=[.B1218];[.B12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18]=[.B1219];[.B12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19]=[.B1220];[.B12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20]=[.B1221];[.B12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21]=[.B1222];[.B12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22]=[.B1223];[.B12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23]=[.B1224];[.B12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24]=[.B1225];[.B12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25]=[.B1226];[.B12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26]=[.B1227];[.B12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27]=[.B1228];[.B12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28]=[.B1229];[.B12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29]=[.B1230];[.B12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30]=[.B1231];[.B1230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31]=[.B1232];[.B12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32]=[.B1233];[.B12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33]=[.B1234];[.B1233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34]=[.B1235];[.B12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35]=[.B1236];[.B12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36]=[.B1237];[.B12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37]=[.B1238];[.B12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38]=[.B1239];[.B12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39]=[.B1240];[.B12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40]=[.B1241];[.B12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41]=[.B1242];[.B1241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42]=[.B1243];[.B12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43]=[.B1244];[.B1243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44]=[.B1245];[.B12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45]=[.B1246];[.B12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46]=[.B1247];[.B12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47]=[.B1248];[.B12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48]=[.B1249];[.B12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49]=[.B1250];[.B12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50]=[.B1251];[.B12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51]=[.B1252];[.B12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52]=[.B1253];[.B12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53]=[.B1254];[.B12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54]=[.B1255];[.B1254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55]=[.B1256];[.B12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56]=[.B1257];[.B12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57]=[.B1258];[.B12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58]=[.B1259];[.B12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59]=[.B1260];[.B12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60]=[.B1261];[.B12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61]=[.B1262];[.B12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62]=[.B1263];[.B12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63]=[.B1264];[.B12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64]=[.B1265];[.B12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65]=[.B1266];[.B12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66]=[.B1267];[.B1266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67]=[.B1268];[.B12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68]=[.B1269];[.B12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69]=[.B1270];[.B12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70]=[.B1271];[.B12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71]=[.B1272];[.B12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72]=[.B1273];[.B12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73]=[.B1274];[.B12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74]=[.B1275];[.B12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75]=[.B1276];[.B12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76]=[.B1277];[.B12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77]=[.B1278];[.B12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78]=[.B1279];[.B12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79]=[.B1280];[.B1279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80]=[.B1281];[.B12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81]=[.B1282];[.B12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82]=[.B1283];[.B12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83]=[.B1284];[.B12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84]=[.B1285];[.B12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85]=[.B1286];[.B12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86]=[.B1287];[.B12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87]=[.B1288];[.B12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88]=[.B1289];[.B12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89]=[.B1290];[.B12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90]=[.B1291];[.B12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91]=[.B1292];[.B12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92]=[.B1293];[.B12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93]=[.B1294];[.B12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94]=[.B1295];[.B12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95]=[.B1296];[.B1295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96]=[.B1297];[.B12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97]=[.B1298];[.B12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98]=[.B1299];[.B1298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99]=[.B1300];[.B12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00]=[.B1301];[.B13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01]=[.B1302];[.B13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02]=[.B1303];[.B13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303]=[.B1304];[.B13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04]=[.B1305];[.B13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05]=[.B1306];[.B13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06]=[.B1307];[.B1306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07]=[.B1308];[.B1307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08]=[.B1309];[.B13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09]=[.B1310];[.B13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10]=[.B1311];[.B13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11]=[.B1312];[.B13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12]=[.B1313];[.B13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13]=[.B1314];[.B13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14]=[.B1315];[.B13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15]=[.B1316];[.B13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16]=[.B1317];[.B13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17]=[.B1318];[.B13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18]=[.B1319];[.B13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19]=[.B1320];[.B13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20]=[.B1321];[.B1320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21]=[.B1322];[.B13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22]=[.B1323];[.B1322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23]=[.B1324];[.B13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24]=[.B1325];[.B13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25]=[.B1326];[.B13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26]=[.B1327];[.B13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27]=[.B1328];[.B13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28]=[.B1329];[.B13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29]=[.B1330];[.B13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30]=[.B1331];[.B13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31]=[.B1332];[.B13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32]=[.B1333];[.B13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33]=[.B1334];[.B13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34]=[.B1335];[.B13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35]=[.B1336];[.B1335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36]=[.B1337];[.B13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37]=[.B1338];[.B13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38]=[.B1339];[.B13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39]=[.B1340];[.B13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40]=[.B1341];[.B13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41]=[.B1342];[.B13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42]=[.B1343];[.B13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43]=[.B1344];[.B13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44]=[.B1345];[.B13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45]=[.B1346];[.B13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46]=[.B1347];[.B13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47]=[.B1348];[.B13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48]=[.B1349];[.B13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49]=[.B1350];[.B1349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50]=[.B1351];[.B13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51]=[.B1352];[.B13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352]=[.B1353];[.B13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53]=[.B1354];[.B1353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54]=[.B1355];[.B13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55]=[.B1356];[.B13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56]=[.B1357];[.B13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57]=[.B1358];[.B13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58]=[.B1359];[.B13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59]=[.B1360];[.B13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60]=[.B1361];[.B1360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61]=[.B1362];[.B13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62]=[.B1363];[.B13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63]=[.B1364];[.B1363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64]=[.B1365];[.B13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65]=[.B1366];[.B13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66]=[.B1367];[.B13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67]=[.B1368];[.B13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68]=[.B1369];[.B13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69]=[.B1370];[.B13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70]=[.B1371];[.B13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71]=[.B1372];[.B13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72]=[.B1373];[.B13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73]=[.B1374];[.B13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74]=[.B1375];[.B13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75]=[.B1376];[.B13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76]=[.B1377];[.B13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77]=[.B1378];[.B1377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78]=[.B1379];[.B13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79]=[.B1380];[.B13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80]=[.B1381];[.B13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81]=[.B1382];[.B13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82]=[.B1383];[.B13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83]=[.B1384];[.B13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84]=[.B1385];[.B138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85]=[.B1386];[.B138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86]=[.B1387];[.B13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87]=[.B1388];[.B13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88]=[.B1389];[.B1388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89]=[.B1390];[.B13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90]=[.B1391];[.B13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91]=[.B1392];[.B13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92]=[.B1393];[.B13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93]=[.B1394];[.B13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94]=[.B1395];[.B1394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95]=[.B1396];[.B13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96]=[.B1397];[.B13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97]=[.B1398];[.B13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98]=[.B1399];[.B13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99]=[.B1400];[.B13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00]=[.B1401];[.B14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01]=[.B1402];[.B14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02]=[.B1403];[.B14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03]=[.B1404];[.B14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04]=[.B1405];[.B14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05]=[.B1406];[.B1405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06]=[.B1407];[.B1406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07]=[.B1408];[.B14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08]=[.B1409];[.B1408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09]=[.B1410];[.B14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10]=[.B1411];[.B14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11]=[.B1412];[.B14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12]=[.B1413];[.B14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13]=[.B1414];[.B14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14]=[.B1415];[.B14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15]=[.B1416];[.B14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16]=[.B1417];[.B14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17]=[.B1418];[.B14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18]=[.B1419];[.B14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19]=[.B1420];[.B14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20]=[.B1421];[.B14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21]=[.B1422];[.B14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22]=[.B1423];[.B14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23]=[.B1424];[.B14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24]=[.B1425];[.B14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25]=[.B1426];[.B14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26]=[.B1427];[.B14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27]=[.B1428];[.B14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28]=[.B1429];[.B14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29]=[.B1430];[.B14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30]=[.B1431];[.B14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31]=[.B1432];[.B14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32]=[.B1433];[.B1432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33]=[.B1434];[.B14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34]=[.B1435];[.B14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35]=[.B1436];[.B14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36]=[.B1437];[.B14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37]=[.B1438];[.B14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38]=[.B1439];[.B14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39]=[.B1440];[.B1439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40]=[.B1441];[.B14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41]=[.B1442];[.B14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42]=[.B1443];[.B1442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43]=[.B1444];[.B14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44]=[.B1445];[.B1444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45]=[.B1446];[.B14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46]=[.B1447];[.B14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47]=[.B1448];[.B14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48]=[.B1449];[.B14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49]=[.B1450];[.B14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50]=[.B1451];[.B14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51]=[.B1452];[.B14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52]=[.B1453];[.B14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53]=[.B1454];[.B14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54]=[.B1455];[.B14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55]=[.B1456];[.B14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56]=[.B1457];[.B1456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57]=[.B1458];[.B1457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58]=[.B1459];[.B14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59]=[.B1460];[.B14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60]=[.B1461];[.B14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61]=[.B1462];[.B14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62]=[.B1463];[.B14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63]=[.B1464];[.B1463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64]=[.B1465];[.B14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65]=[.B1466];[.B14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66]=[.B1467];[.B14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67]=[.B1468];[.B14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68]=[.B1469];[.B14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69]=[.B1470];[.B14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70]=[.B1471];[.B1470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71]=[.B1472];[.B14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72]=[.B1473];[.B14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73]=[.B1474];[.B14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74]=[.B1475];[.B14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75]=[.B1476];[.B14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76]=[.B1477];[.B1476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77]=[.B1478];[.B14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78]=[.B1479];[.B14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79]=[.B1480];[.B14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80]=[.B1481];[.B14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81]=[.B1482];[.B14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82]=[.B1483];[.B14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83]=[.B1484];[.B14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84]=[.B1485];[.B14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85]=[.B1486];[.B14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86]=[.B1487];[.B14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87]=[.B1488];[.B14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88]=[.B1489];[.B14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89]=[.B1490];[.B14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90]=[.B1491];[.B14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91]=[.B1492];[.B14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92]=[.B1493];[.B1492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93]=[.B1494];[.B1493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94]=[.B1495];[.B14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95]=[.B1496];[.B14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96]=[.B1497];[.B14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97]=[.B1498];[.B14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98]=[.B1499];[.B14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99]=[.B1500];[.B14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00]=[.B1501];[.B15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01]=[.B1502];[.B15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02]=[.B1503];[.B15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03]=[.B1504];[.B15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04]=[.B1505];[.B15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05]=[.B1506];[.B15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06]=[.B1507];[.B15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07]=[.B1508];[.B15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08]=[.B1509];[.B15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09]=[.B1510];[.B15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10]=[.B1511];[.B15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11]=[.B1512];[.B15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12]=[.B1513];[.B15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13]=[.B1514];[.B1513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14]=[.B1515];[.B15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15]=[.B1516];[.B15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16]=[.B1517];[.B15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17]=[.B1518];[.B1517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18]=[.B1519];[.B1518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19]=[.B1520];[.B15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20]=[.B1521];[.B15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21]=[.B1522];[.B1521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22]=[.B1523];[.B15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23]=[.B1524];[.B1523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24]=[.B1525];[.B15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25]=[.B1526];[.B15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26]=[.B1527];[.B15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27]=[.B1528];[.B15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28]=[.B1529];[.B15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29]=[.B1530];[.B15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30]=[.B1531];[.B15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31]=[.B1532];[.B15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32]=[.B1533];[.B15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33]=[.B1534];[.B15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34]=[.B1535];[.B15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35]=[.B1536];[.B15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36]=[.B1537];[.B15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37]=[.B1538];[.B15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38]=[.B1539];[.B15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39]=[.B1540];[.B1539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40]=[.B1541];[.B15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41]=[.B1542];[.B1541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42]=[.B1543];[.B15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43]=[.B1544];[.B15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44]=[.B1545];[.B15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45]=[.B1546];[.B1545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46]=[.B1547];[.B1546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47]=[.B1548];[.B15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48]=[.B1549];[.B15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49]=[.B1550];[.B15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50]=[.B1551];[.B15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51]=[.B1552];[.B15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52]=[.B1553];[.B15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53]=[.B1554];[.B15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54]=[.B1555];[.B15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55]=[.B1556];[.B15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56]=[.B1557];[.B15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57]=[.B1558];[.B15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58]=[.B1559];[.B15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59]=[.B1560];[.B15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60]=[.B1561];[.B15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61]=[.B1562];[.B15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62]=[.B1563];[.B15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63]=[.B1564];[.B15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64]=[.B1565];[.B15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65]=[.B1566];[.B1565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66]=[.B1567];[.B15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67]=[.B1568];[.B15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68]=[.B1569];[.B15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69]=[.B1570];[.B15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70]=[.B1571];[.B15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71]=[.B1572];[.B15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72]=[.B1573];[.B15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73]=[.B1574];[.B15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74]=[.B1575];[.B15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75]=[.B1576];[.B15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76]=[.B1577];[.B15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77]=[.B1578];[.B1577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78]=[.B1579];[.B15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79]=[.B1580];[.B15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80]=[.B1581];[.B15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81]=[.B1582];[.B15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82]=[.B1583];[.B15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83]=[.B1584];[.B15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84]=[.B1585];[.B15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85]=[.B1586];[.B158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86]=[.B1587];[.B15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87]=[.B1588];[.B15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88]=[.B1589];[.B15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89]=[.B1590];[.B15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90]=[.B1591];[.B1590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91]=[.B1592];[.B15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92]=[.B1593];[.B15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93]=[.B1594];[.B15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94]=[.B1595];[.B15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95]=[.B1596];[.B15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96]=[.B1597];[.B15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97]=[.B1598];[.B15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98]=[.B1599];[.B15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99]=[.B1600];[.B15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00]=[.B1601];[.B16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01]=[.B1602];[.B16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02]=[.B1603];[.B16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03]=[.B1604];[.B16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04]=[.B1605];[.B16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05]=[.B1606];[.B16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06]=[.B1607];[.B16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07]=[.B1608];[.B16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08]=[.B1609];[.B16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09]=[.B1610];[.B16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10]=[.B1611];[.B16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11]=[.B1612];[.B16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12]=[.B1613];[.B16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13]=[.B1614];[.B16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14]=[.B1615];[.B16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15]=[.B1616];[.B161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16]=[.B1617];[.B16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17]=[.B1618];[.B16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18]=[.B1619];[.B16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19]=[.B1620];[.B16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20]=[.B1621];[.B16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21]=[.B1622];[.B16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22]=[.B1623];[.B16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23]=[.B1624];[.B16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24]=[.B1625];[.B16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25]=[.B1626];[.B16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26]=[.B1627];[.B16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27]=[.B1628];[.B16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28]=[.B1629];[.B16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29]=[.B1630];[.B16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30]=[.B1631];[.B1630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31]=[.B1632];[.B16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32]=[.B1633];[.B16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33]=[.B1634];[.B16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34]=[.B1635];[.B163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35]=[.B1636];[.B163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36]=[.B1637];[.B16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37]=[.B1638];[.B16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38]=[.B1639];[.B16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39]=[.B1640];[.B16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40]=[.B1641];[.B16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41]=[.B1642];[.B16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42]=[.B1643];[.B16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43]=[.B1644];[.B16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44]=[.B1645];[.B16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45]=[.B1646];[.B16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46]=[.B1647];[.B16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47]=[.B1648];[.B16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48]=[.B1649];[.B16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49]=[.B1650];[.B16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50]=[.B1651];[.B16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51]=[.B1652];[.B16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52]=[.B1653];[.B16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53]=[.B1654];[.B16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54]=[.B1655];[.B16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55]=[.B1656];[.B16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56]=[.B1657];[.B16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57]=[.B1658];[.B16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58]=[.B1659];[.B16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59]=[.B1660];[.B16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60]=[.B1661];[.B16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61]=[.B1662];[.B16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62]=[.B1663];[.B1662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63]=[.B1664];[.B16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64]=[.B1665];[.B16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65]=[.B1666];[.B16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66]=[.B1667];[.B16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67]=[.B1668];[.B1667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68]=[.B1669];[.B1668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69]=[.B1670];[.B16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70]=[.B1671];[.B16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71]=[.B1672];[.B16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72]=[.B1673];[.B16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73]=[.B1674];[.B16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74]=[.B1675];[.B16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75]=[.B1676];[.B16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76]=[.B1677];[.B16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77]=[.B1678];[.B1677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78]=[.B1679];[.B16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79]=[.B1680];[.B16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80]=[.B1681];[.B16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81]=[.B1682];[.B16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82]=[.B1683];[.B16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83]=[.B1684];[.B16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84]=[.B1685];[.B16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85]=[.B1686];[.B16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86]=[.B1687];[.B16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87]=[.B1688];[.B16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88]=[.B1689];[.B16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89]=[.B1690];[.B16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0]=[.B1691];[.B1690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1]=[.B1692];[.B1691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2]=[.B1693];[.B16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93]=[.B1694];[.B16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94]=[.B1695];[.B16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5]=[.B1696];[.B16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96]=[.B1697];[.B16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7]=[.B1698];[.B1697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8]=[.B1699];[.B16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99]=[.B1700];[.B16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00]=[.B1701];[.B17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01]=[.B1702];[.B17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02]=[.B1703];[.B17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03]=[.B1704];[.B17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04]=[.B1705];[.B17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05]=[.B1706];[.B1705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06]=[.B1707];[.B1706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07]=[.B1708];[.B17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08]=[.B1709];[.B17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09]=[.B1710];[.B17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10]=[.B1711];[.B17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11]=[.B1712];[.B17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12]=[.B1713];[.B17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13]=[.B1714];[.B17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14]=[.B1715];[.B17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15]=[.B1716];[.B17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16]=[.B1717];[.B17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17]=[.B1718];[.B17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18]=[.B1719];[.B17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19]=[.B1720];[.B17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20]=[.B1721];[.B17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21]=[.B1722];[.B17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22]=[.B1723];[.B1722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23]=[.B1724];[.B17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24]=[.B1725];[.B17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25]=[.B1726];[.B17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26]=[.B1727];[.B17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27]=[.B1728];[.B17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28]=[.B1729];[.B17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29]=[.B1730];[.B17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30]=[.B1731];[.B17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31]=[.B1732];[.B17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32]=[.B1733];[.B1732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33]=[.B1734];[.B17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34]=[.B1735];[.B1734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35]=[.B1736];[.B17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36]=[.B1737];[.B1736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37]=[.B1738];[.B17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38]=[.B1739];[.B17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39]=[.B1740];[.B17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40]=[.B1741];[.B17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41]=[.B1742];[.B17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42]=[.B1743];[.B17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43]=[.B1744];[.B17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44]=[.B1745];[.B17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45]=[.B1746];[.B17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46]=[.B1747];[.B17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47]=[.B1748];[.B1747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48]=[.B1749];[.B17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49]=[.B1750];[.B17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50]=[.B1751];[.B17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51]=[.B1752];[.B17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52]=[.B1753];[.B1752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53]=[.B1754];[.B17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54]=[.B1755];[.B17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55]=[.B1756];[.B17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56]=[.B1757];[.B17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57]=[.B1758];[.B17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58]=[.B1759];[.B17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59]=[.B1760];[.B17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60]=[.B1761];[.B17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61]=[.B1762];[.B17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62]=[.B1763];[.B17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63]=[.B1764];[.B17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64]=[.B1765];[.B17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65]=[.B1766];[.B1765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66]=[.B1767];[.B1766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67]=[.B1768];[.B17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68]=[.B1769];[.B17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69]=[.B1770];[.B17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70]=[.B1771];[.B17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71]=[.B1772];[.B17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72]=[.B1773];[.B17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73]=[.B1774];[.B17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74]=[.B1775];[.B17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75]=[.B1776];[.B17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76]=[.B1777];[.B17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77]=[.B1778];[.B17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78]=[.B1779];[.B17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79]=[.B1780];[.B1779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80]=[.B1781];[.B17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81]=[.B1782];[.B17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82]=[.B1783];[.B17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83]=[.B1784];[.B17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84]=[.B1785];[.B1784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85]=[.B1786];[.B17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86]=[.B1787];[.B17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87]=[.B1788];[.B17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88]=[.B1789];[.B17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89]=[.B1790];[.B17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90]=[.B1791];[.B17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91]=[.B1792];[.B17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92]=[.B1793];[.B17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93]=[.B1794];[.B17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94]=[.B1795];[.B17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95]=[.B1796];[.B17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96]=[.B1797];[.B17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97]=[.B1798];[.B17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98]=[.B1799];[.B17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99]=[.B1800];[.B17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00]=[.B1801];[.B18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01]=[.B1802];[.B18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02]=[.B1803];[.B18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03]=[.B1804];[.B18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04]=[.B1805];[.B18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05]=[.B1806];[.B18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06]=[.B1807];[.B1806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07]=[.B1808];[.B18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08]=[.B1809];[.B18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09]=[.B1810];[.B18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10]=[.B1811];[.B18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11]=[.B1812];[.B18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12]=[.B1813];[.B18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13]=[.B1814];[.B18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14]=[.B1815];[.B18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15]=[.B1816];[.B18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16]=[.B1817];[.B18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17]=[.B1818];[.B18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18]=[.B1819];[.B1818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19]=[.B1820];[.B18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20]=[.B1821];[.B18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21]=[.B1822];[.B18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22]=[.B1823];[.B18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23]=[.B1824];[.B18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24]=[.B1825];[.B18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25]=[.B1826];[.B1825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26]=[.B1827];[.B18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27]=[.B1828];[.B18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28]=[.B1829];[.B1828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29]=[.B1830];[.B1829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30]=[.B1831];[.B18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31]=[.B1832];[.B18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32]=[.B1833];[.B1832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33]=[.B1834];[.B18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34]=[.B1835];[.B18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35]=[.B1836];[.B18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36]=[.B1837];[.B1836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37]=[.B1838];[.B18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38]=[.B1839];[.B18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39]=[.B1840];[.B18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40]=[.B1841];[.B18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41]=[.B1842];[.B18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42]=[.B1843];[.B1842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43]=[.B1844];[.B18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44]=[.B1845];[.B18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45]=[.B1846];[.B18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46]=[.B1847];[.B18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47]=[.B1848];[.B18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48]=[.B1849];[.B1848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49]=[.B1850];[.B18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50]=[.B1851];[.B1850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51]=[.B1852];[.B18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52]=[.B1853];[.B18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53]=[.B1854];[.B18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54]=[.B1855];[.B18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55]=[.B1856];[.B18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56]=[.B1857];[.B18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57]=[.B1858];[.B1857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58]=[.B1859];[.B18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59]=[.B1860];[.B18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60]=[.B1861];[.B18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61]=[.B1862];[.B18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62]=[.B1863];[.B18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63]=[.B1864];[.B1863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64]=[.B1865];[.B18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65]=[.B1866];[.B18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66]=[.B1867];[.B18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67]=[.B1868];[.B18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68]=[.B1869];[.B18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69]=[.B1870];[.B18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70]=[.B1871];[.B1870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71]=[.B1872];[.B18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72]=[.B1873];[.B1872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73]=[.B1874];[.B18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74]=[.B1875];[.B18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75]=[.B1876];[.B18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76]=[.B1877];[.B1876];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77]=[.B1878];[.B18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78]=[.B1879];[.B1878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79]=[.B1880];[.B18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80]=[.B1881];[.B18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81]=[.B1882];[.B1881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82]=[.B1883];[.B1882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83]=[.B1884];[.B18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84]=[.B1885];[.B18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85]=[.B1886];[.B18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86]=[.B1887];[.B18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87]=[.B1888];[.B18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88]=[.B1889];[.B18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89]=[.B1890];[.B18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90]=[.B1891];[.B18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91]=[.B1892];[.B18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92]=[.B1893];[.B18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93]=[.B1894];[.B18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94]=[.B1895];[.B18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95]=[.B1896];[.B18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96]=[.B1897];[.B18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97]=[.B1898];[.B18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98]=[.B1899];[.B1898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99]=[.B1900];[.B18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00]=[.B1901];[.B19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01]=[.B1902];[.B19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02]=[.B1903];[.B19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03]=[.B1904];[.B19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04]=[.B1905];[.B19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05]=[.B1906];[.B19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06]=[.B1907];[.B19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07]=[.B1908];[.B19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08]=[.B1909];[.B19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09]=[.B1910];[.B19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10]=[.B1911];[.B19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11]=[.B1912];[.B19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12]=[.B1913];[.B19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13]=[.B1914];[.B19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14]=[.B1915];[.B19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15]=[.B1916];[.B19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16]=[.B1917];[.B19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17]=[.B1918];[.B19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18]=[.B1919];[.B19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19]=[.B1920];[.B19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20]=[.B1921];[.B19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21]=[.B1922];[.B19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22]=[.B1923];[.B19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23]=[.B1924];[.B1923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24]=[.B1925];[.B19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25]=[.B1926];[.B19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26]=[.B1927];[.B1926];0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27]=[.B1928];[.B19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28]=[.B1929];[.B19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29]=[.B1930];[.B19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30]=[.B1931];[.B19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31]=[.B1932];[.B19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32]=[.B1933];[.B19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33]=[.B1934];[.B19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34]=[.B1935];[.B1934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35]=[.B1936];[.B19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36]=[.B1937];[.B1936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37]=[.B1938];[.B19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38]=[.B1939];[.B19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39]=[.B1940];[.B19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40]=[.B1941];[.B19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41]=[.B1942];[.B19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42]=[.B1943];[.B19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43]=[.B1944];[.B19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44]=[.B1945];[.B19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45]=[.B1946];[.B19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46]=[.B1947];[.B19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47]=[.B1948];[.B19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48]=[.B1949];[.B19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49]=[.B1950];[.B1949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50]=[.B1951];[.B19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51]=[.B1952];[.B19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52]=[.B1953];[.B19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53]=[.B1954];[.B19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54]=[.B1955];[.B1954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55]=[.B1956];[.B19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56]=[.B1957];[.B1956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57]=[.B1958];[.B19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58]=[.B1959];[.B19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59]=[.B1960];[.B1959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60]=[.B1961];[.B19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61]=[.B1962];[.B19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62]=[.B1963];[.B19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63]=[.B1964];[.B19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64]=[.B1965];[.B19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65]=[.B1966];[.B19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66]=[.B1967];[.B19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67]=[.B1968];[.B1967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68]=[.B1969];[.B19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69]=[.B1970];[.B19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70]=[.B1971];[.B19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71]=[.B1972];[.B19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72]=[.B1973];[.B19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73]=[.B1974];[.B19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74]=[.B1975];[.B19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75]=[.B1976];[.B19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76]=[.B1977];[.B1976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77]=[.B1978];[.B19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78]=[.B1979];[.B19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79]=[.B1980];[.B19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80]=[.B1981];[.B19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81]=[.B1982];[.B19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82]=[.B1983];[.B19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83]=[.B1984];[.B19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84]=[.B1985];[.B19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85]=[.B1986];[.B1985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86]=[.B1987];[.B1986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87]=[.B1988];[.B1987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88]=[.B1989];[.B19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89]=[.B1990];[.B19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90]=[.B1991];[.B19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91]=[.B1992];[.B19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92]=[.B1993];[.B19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93]=[.B1994];[.B19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94]=[.B1995];[.B19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95]=[.B1996];[.B19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96]=[.B1997];[.B19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97]=[.B1998];[.B19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98]=[.B1999];[.B19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99]=[.B2000];[.B19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00]=[.B2001];[.B20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001]=[.B2002];[.B20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02]=[.B2003];[.B2002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03]=[.B2004];[.B20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04]=[.B2005];[.B20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05]=[.B2006];[.B20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06]=[.B2007];[.B20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07]=[.B2008];[.B20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08]=[.B2009];[.B20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09]=[.B2010];[.B20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10]=[.B2011];[.B20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11]=[.B2012];[.B20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12]=[.B2013];[.B20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13]=[.B2014];[.B20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14]=[.B2015];[.B20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15]=[.B2016];[.B20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16]=[.B2017];[.B20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17]=[.B2018];[.B20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18]=[.B2019];[.B20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019]=[.B2020];[.B20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20]=[.B2021];[.B20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21]=[.B2022];[.B20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22]=[.B2023];[.B2022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23]=[.B2024];[.B20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24]=[.B2025];[.B20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25]=[.B2026];[.B20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26]=[.B2027];[.B20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27]=[.B2028];[.B20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28]=[.B2029];[.B20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29]=[.B2030];[.B20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30]=[.B2031];[.B20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31]=[.B2032];[.B20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32]=[.B2033];[.B20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33]=[.B2034];[.B2033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34]=[.B2035];[.B2034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35]=[.B2036];[.B20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36]=[.B2037];[.B20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37]=[.B2038];[.B2037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38]=[.B2039];[.B20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39]=[.B2040];[.B20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040]=[.B2041];[.B20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41]=[.B2042];[.B20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42]=[.B2043];[.B20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43]=[.B2044];[.B20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044]=[.B2045];[.B20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45]=[.B2046];[.B20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46]=[.B2047];[.B20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47]=[.B2048];[.B20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048]=[.B2049];[.B20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49]=[.B2050];[.B2049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50]=[.B2051];[.B20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51]=[.B2052];[.B20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52]=[.B2053];[.B20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53]=[.B2054];[.B20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54]=[.B2055];[.B2054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55]=[.B2056];[.B20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56]=[.B2057];[.B20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57]=[.B2058];[.B20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58]=[.B2059];[.B20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59]=[.B2060];[.B20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060]=[.B2061];[.B20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61]=[.B2062];[.B20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62]=[.B2063];[.B20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63]=[.B2064];[.B20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64]=[.B2065];[.B20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65]=[.B2066];[.B2065];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66]=[.B2067];[.B20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67]=[.B2068];[.B20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68]=[.B2069];[.B20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69]=[.B2070];[.B20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70]=[.B2071];[.B2070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71]=[.B2072];[.B20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72]=[.B2073];[.B20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73]=[.B2074];[.B20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74]=[.B2075];[.B2074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75]=[.B2076];[.B2075]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76]=[.B2077];[.B20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formula="of:=SUM([.C2:.C2076])" office:value-type="float" office:value="1171" calcext:value-type="float">
            <text:p>1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0:31:19.872978733</meta:creation-date>
    <dc:date>2017-12-01T20:58:07.880013552</dc:date>
    <meta:editing-duration>PT16M37S</meta:editing-duration>
    <meta:editing-cycles>2</meta:editing-cycles>
    <meta:generator>LibreOffice/5.1.6.2$Linux_X86_64 LibreOffice_project/10m0$Build-2</meta:generator>
    <meta:document-statistic meta:table-count="1" meta:cell-count="4153" meta:object-count="0"/>
  </office:meta>
</office:document-meta>
</file>